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TypeReference.GeneratedTypeReference( ClassName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TypeReference.safeCreate( @ Nullable ClassName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TypeReference.of( ClassName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TypeReference.is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TypeReference.getCanoni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